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41e" officeooo:paragraph-rsid="0018141e"/>
    </style:style>
    <style:style style:name="T1" style:family="text">
      <style:text-properties officeooo:rsid="00194b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i m .................c.......b.........<text:span text:style-name="T1">rglkjjc,ml;kol;jthiusdf s fiwernyhtfsdfkjw f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2:02:28.192046108</meta:creation-date>
    <dc:date>2017-07-19T12:18:33.10251197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7" meta:character-count="88" meta:non-whitespace-character-count="81"/>
  </office:meta>
</office:document-meta>
</file>